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63f9" officeooo:paragraph-rsid="001e63f9"/>
    </style:style>
    <style:style style:name="P2" style:family="paragraph" style:parent-style-name="Standard">
      <style:text-properties officeooo:rsid="00219452" officeooo:paragraph-rsid="00219452"/>
    </style:style>
    <style:style style:name="P3" style:family="paragraph" style:parent-style-name="Standard">
      <style:text-properties officeooo:rsid="0022a678" officeooo:paragraph-rsid="0022b245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3e7ad" officeooo:paragraph-rsid="0023e7a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2a678" officeooo:paragraph-rsid="0022a678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43068" officeooo:paragraph-rsid="00243068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a3393" officeooo:paragraph-rsid="002a3393" style:font-weight-asian="bold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2a3393" officeooo:paragraph-rsid="002a3393" style:font-size-asian="14pt" style:font-weight-asian="bold" style:font-size-complex="14pt" style:font-weight-complex="bold"/>
    </style:style>
    <style:style style:name="P9" style:family="paragraph" style:parent-style-name="Standard">
      <style:text-properties style:text-underline-style="none" fo:font-weight="normal" officeooo:rsid="002fe068" officeooo:paragraph-rsid="002fe068" style:font-weight-asian="normal" style:font-weight-complex="normal"/>
    </style:style>
    <style:style style:name="P10" style:family="paragraph" style:parent-style-name="Standard">
      <style:text-properties style:text-underline-style="none" fo:font-weight="bold" officeooo:rsid="002d13d1" officeooo:paragraph-rsid="002d13d1" style:font-weight-asian="bold" style:font-weight-complex="bold"/>
    </style:style>
    <style:style style:name="P11" style:family="paragraph" style:parent-style-name="Standard">
      <style:text-properties fo:font-size="11pt" style:text-underline-style="none" fo:font-weight="normal" officeooo:rsid="002d13d1" officeooo:paragraph-rsid="002d13d1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font-size="11pt" style:text-underline-style="none" fo:font-weight="normal" officeooo:rsid="00243068" officeooo:paragraph-rsid="00243068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text-position="0% 100%" fo:font-size="11pt" style:text-underline-style="none" fo:font-weight="normal" officeooo:rsid="00243068" officeooo:paragraph-rsid="00243068" style:font-size-asian="11pt" style:font-weight-asian="normal" style:font-size-complex="11pt" style:font-weight-complex="normal"/>
    </style:style>
    <style:style style:name="T1" style:family="text">
      <style:text-properties officeooo:rsid="00243068"/>
    </style:style>
    <style:style style:name="T2" style:family="text">
      <style:text-properties officeooo:rsid="0024e64c"/>
    </style:style>
    <style:style style:name="T3" style:family="text">
      <style:text-properties officeooo:rsid="00259658"/>
    </style:style>
    <style:style style:name="T4" style:family="text">
      <style:text-properties officeooo:rsid="00268721"/>
    </style:style>
    <style:style style:name="T5" style:family="text">
      <style:text-properties officeooo:rsid="0027399a"/>
    </style:style>
    <style:style style:name="T6" style:family="text">
      <style:text-properties officeooo:rsid="00279830"/>
    </style:style>
    <style:style style:name="T7" style:family="text">
      <style:text-properties officeooo:rsid="00294e9e"/>
    </style:style>
    <style:style style:name="T8" style:family="text">
      <style:text-properties officeooo:rsid="0031356b"/>
    </style:style>
    <style:style style:name="T9" style:family="text">
      <style:text-properties officeooo:rsid="00316e4e"/>
    </style:style>
    <style:style style:name="T10" style:family="text">
      <style:text-properties officeooo:rsid="0031ef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le:</text:p>
      <text:p text:style-name="P1"/>
      <text:p text:style-name="P1">Author:</text:p>
      <text:p text:style-name="P1">Ewain Williams</text:p>
      <text:p text:style-name="P1">(1905588)</text:p>
      <text:p text:style-name="P1"/>
      <text:p text:style-name="P1">Supervisor:</text:p>
      <text:p text:style-name="P1">Dr Michael Fairbank</text:p>
      <text:p text:style-name="P1"/>
      <text:p text:style-name="P1">Second Assessor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Abstract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Acknowledgements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Content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4"><text:span text:style-name="T1">P</text:span>roject overview </text:p>
      <text:p text:style-name="P4"><text:span text:style-name="T1">P</text:span>roject scope </text:p>
      <text:p text:style-name="P4"/>
      <text:p text:style-name="P8">Interface</text:p>
      <text:p text:style-name="P10">VSR_Mesh</text:p>
      <text:p text:style-name="P9">just as SDL has surfaces and textures this paradigm has been copied. VSR_Meshes represent host side representation <text:span text:style-name="T8">of model data, </text:span><text:span text:style-name="T9">this data is then used to create the models </text:span><text:span text:style-name="T10">will be stored in GPU memory </text:span></text:p>
      <text:p text:style-name="P10">VSR_Model</text:p>
      <text:p text:style-name="P11"/>
      <text:p text:style-name="P7"/>
      <text:p text:style-name="P8">Implementation</text:p>
      <text:p text:style-name="P6"/>
      <text:p text:style-name="P4"><text:span text:style-name="T1">C</text:span>ommand queues </text:p>
      <text:p text:style-name="P4">VSR_Image and VSR_ImageView</text:p>
      <text:p text:style-name="P12">VSR_Image is a wrapper around Vulkan™ images, it’s format, the allocation that stores it, and the SDL2 surface <text:span text:style-name="T2">that was used to create it. </text:span><text:span text:style-name="T3">Looking through the source code you may notice that VSR_ImageView shares most of it’s fields with VSR_Image, </text:span><text:span text:style-name="T4">this is done for a reason. </text:span><text:span text:style-name="T5">Do to the nature of particularly swapchain images </text:span><text:span text:style-name="T6">it is possible to have an image view without </text:span><text:span text:style-name="T7">an</text:span><text:span text:style-name="T6"> </text:span><text:span text:style-name="T7">image and image without an image view</text:span></text:p>
      <text:p text:style-name="P13"/>
      <text:p text:style-name="P5">Instanced rendering in an immediate context 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19:14:44.037000000</meta:creation-date>
    <dc:date>2023-04-23T12:19:30.866000000</dc:date>
    <meta:editing-duration>PT20H16M2S</meta:editing-duration>
    <meta:editing-cycles>21</meta:editing-cycles>
    <meta:generator>LibreOffice/7.5.2.2$Windows_X86_64 LibreOffice_project/53bb9681a964705cf672590721dbc85eb4d0c3a2</meta:generator>
    <meta:document-statistic meta:table-count="0" meta:image-count="0" meta:object-count="0" meta:page-count="5" meta:paragraph-count="21" meta:word-count="140" meta:character-count="886" meta:non-whitespace-character-count="760"/>
  </office:meta>
</office:document-meta>
</file>